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43c4" officeooo:paragraph-rsid="001e43c4"/>
    </style:style>
    <style:style style:name="P2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officeooo:rsid="001e43c4"/>
    </style:style>
    <style:style style:name="T1" style:family="text">
      <style:text-properties fo:color="#228b22" style:font-name="Courier New" fo:font-size="10pt" style:font-size-asian="10pt"/>
    </style:style>
    <style:style style:name="T2" style:family="text">
      <style:text-properties fo:color="#000000" style:font-name="Courier New" fo:font-size="10pt" style:font-size-asian="10pt"/>
    </style:style>
    <style:style style:name="T3" style:family="text">
      <style:text-properties fo:color="#a020f0" style:font-name="Courier New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% view signals</text:span></text:p>
      <text:p text:style-name="Standard"><text:span text:style-name="T2">figure(1)</text:span></text:p>
      <text:p text:style-name="Standard"><text:span text:style-name="T2">plot(input_signal);</text:span></text:p>
      <text:p text:style-name="Standard"><text:span text:style-name="T2">hold </text:span><text:span text:style-name="T3">on</text:span><text:span text:style-name="T2">;</text:span></text:p>
      <text:p text:style-name="Standard"><text:span text:style-name="T2">plot(output_signal);</text:span></text:p>
      <text:p text:style-name="Standard"><text:span text:style-name="T2">title(</text:span><text:span text:style-name="T3">'Input- and Output- Signals fed to the net'</text:span><text:span text:style-name="T2">);</text:span></text:p>
      <text:p text:style-name="Standard"><text:span text:style-name="T2"><text:s/></text:span></text:p>
      <text:p text:style-name="Standard"><text:span text:style-name="T1">% prepare signals and net</text:span></text:p>
      <text:p text:style-name="Standard"><text:span text:style-name="T2">X = con2seq(input_signal');</text:span></text:p>
      <text:p text:style-name="Standard"><text:span text:style-name="T2">T = con2seq(output_signal');</text:span></text:p>
      <text:p text:style-name="Standard"><text:span text:style-name="T2">lrn_net = layrecnet(1:2, 8);</text:span></text:p>
      <text:p text:style-name="Standard"><text:span text:style-name="T2">lrn_net.trainParam.show = 5;</text:span></text:p>
      <text:p text:style-name="Standard"><text:span text:style-name="T2">lrn_net.trainParam.epochs = 250;</text:span></text:p>
      <text:p text:style-name="Standard"><text:span text:style-name="T2">[Xs,Xi,Ai,Ts] = preparets(lrn_net,X,T);</text:span></text:p>
      <text:p text:style-name="Standard"><text:span text:style-name="T2"><text:s/></text:span></text:p>
      <text:p text:style-name="Standard"><text:span text:style-name="T1">% train net</text:span></text:p>
      <text:p text:style-name="Standard"><text:span text:style-name="T2">lrn_net = train(lrn_net,Xs,Ts,Xi,Ai);</text:span></text:p>
      <text:p text:style-name="Standard"><text:span text:style-name="T2"><text:s/></text:span></text:p>
      <text:p text:style-name="Standard"><text:span text:style-name="T1">% save net</text:span></text:p>
      <text:p text:style-name="Standard"><text:span text:style-name="T2">save </text:span><text:span text:style-name="T3">HP_net.mat</text:span><text:span text:style-name="T2"> </text:span><text:span text:style-name="T3">lrn_net</text:span><text:span text:style-name="T2">;</text:span></text:p>
      <text:p text:style-name="Standard"><text:span text:style-name="T2"><text:s/></text:span></text:p>
      <text:p text:style-name="Standard"><text:span text:style-name="T1">% view net output</text:span></text:p>
      <text:p text:style-name="Standard"><text:span text:style-name="T2">Y = lrn_net(Xs,Xi,Ai);</text:span></text:p>
      <text:p text:style-name="Standard"><text:span text:style-name="T2">figure(2)</text:span></text:p>
      <text:p text:style-name="Standard"><text:span text:style-name="T2">plot(cell2mat(Y));</text:span></text:p>
      <text:p text:style-name="Standard"><text:span text:style-name="T2">title(</text:span><text:span text:style-name="T3">'Output-Signal from the net'</text:span><text:span text:style-name="T2">);</text:span></text:p>
      <text:p text:style-name="P2"/>
      <text:p text:style-name="P1"/>
      <text:p text:style-name="P1"><text:span text:style-name="T1">% load trained net</text:span></text:p>
      <text:p text:style-name="Standard"><text:span text:style-name="T2">load </text:span><text:span text:style-name="T3">HP_net.mat</text:span><text:span text:style-name="T2">;</text:span></text:p>
      <text:p text:style-name="Standard"><text:span text:style-name="T2"><text:s/></text:span></text:p>
      <text:p text:style-name="Standard"><text:span text:style-name="T1">% view signals</text:span></text:p>
      <text:p text:style-name="Standard"><text:span text:style-name="T2">figure(1)</text:span></text:p>
      <text:p text:style-name="Standard"><text:span text:style-name="T2">plot(input_signal);</text:span></text:p>
      <text:p text:style-name="Standard"><text:span text:style-name="T2">hold </text:span><text:span text:style-name="T3">on</text:span><text:span text:style-name="T2">;</text:span></text:p>
      <text:p text:style-name="Standard"><text:span text:style-name="T2">plot(output_signal);</text:span></text:p>
      <text:p text:style-name="Standard"><text:span text:style-name="T2">title(</text:span><text:span text:style-name="T3">'Input- and Output- Signals fed to the net'</text:span><text:span text:style-name="T2">);</text:span></text:p>
      <text:p text:style-name="Standard"><text:span text:style-name="T2"><text:s/></text:span></text:p>
      <text:p text:style-name="Standard"><text:span text:style-name="T1">% prepare signals</text:span></text:p>
      <text:p text:style-name="Standard"><text:span text:style-name="T2">X = con2seq(input_signal');</text:span></text:p>
      <text:p text:style-name="Standard"><text:span text:style-name="T2">T = con2seq(output_signal');</text:span></text:p>
      <text:p text:style-name="Standard"><text:span text:style-name="T2">[Xs,Xi,Ai,Ts] = preparets(lrn_net,X,T);</text:span></text:p>
      <text:p text:style-name="Standard"><text:span text:style-name="T2"><text:s/></text:span></text:p>
      <text:p text:style-name="Standard"><text:span text:style-name="T1">% fed input signal to net</text:span></text:p>
      <text:p text:style-name="Standard"><text:span text:style-name="T2">Y = lrn_net(Xs,Xi,Ai);</text:span></text:p>
      <text:p text:style-name="Standard"><text:span text:style-name="T2"><text:s/></text:span></text:p>
      <text:p text:style-name="Standard"><text:span text:style-name="T1">% view net output</text:span></text:p>
      <text:p text:style-name="Standard"><text:span text:style-name="T2">figure(2)</text:span></text:p>
      <text:p text:style-name="Standard"><text:span text:style-name="T2">plot(cell2mat(Y));</text:span></text:p>
      <text:p text:style-name="Standard"><text:span text:style-name="T2">title(</text:span><text:span text:style-name="T3">'Output-Signal from the net'</text:span><text:span text:style-name="T2">);</text:span></text:p>
      <text:p text:style-name="Standard"><text:span text:style-name="T2"><text:s/></text:span></text:p>
      <text:p text:style-name="Standard"><text:span text:style-name="T1">% view output errors</text:span></text:p>
      <text:p text:style-name="Standard"><text:span text:style-name="T2">figure(3)</text:span></text:p>
      <text:p text:style-name="Standard"><text:span text:style-name="T2">plotresponse(Ts,Y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9T17:07:44.169000000</meta:creation-date>
    <dc:date>2016-04-19T17:09:33.528000000</dc:date>
    <dc:creator>Wolfgang Knabbe</dc:creator>
    <meta:editing-duration>PT1M50S</meta:editing-duration>
    <meta:editing-cycles>1</meta:editing-cycles>
    <meta:document-statistic meta:table-count="0" meta:image-count="0" meta:object-count="0" meta:page-count="1" meta:paragraph-count="52" meta:word-count="124" meta:character-count="961" meta:non-whitespace-character-count="871"/>
    <meta:generator>LibreOffice/4.4.7.2$Windows_x86 LibreOffice_project/f3153a8b245191196a4b6b9abd1d0da16eead600</meta:generator>
  </office:meta>
</office:document-meta>
</file>